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 T.</text:span></text:p>
          </table:table-cell>
          <table:table-cell table:style-name="Table1.A1" office:value-type="string">
            <text:p text:style-name="P10"><text:span text:style-name="T5">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March 21, 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home_controller.rb</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6"/>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method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A space is used.</text:span></text:p>
          </table:table-cell>
        </table:table-row>
        <table:table-row table:style-name="Table4.1">
          <table:table-cell table:style-name="Table4.A1" office:value-type="string">
            <text:p text:style-name="P12"><text:span text:style-name="T9">Inline comments are found at the top of the statement using '</text:span><text:span text:style-name="T3">=begin</text:span><text:span text:style-name="T9">' and '</text:span><text:span text:style-name="T3">=end</text:span><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span text:style-name="T3">?</text:span></text:p>
            <text:p text:style-name="P12"><text:span text:style-name="T9"><text:s text:c="5"/>statements</text:span></text:p>
            <text:p text:style-name="P14"/>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3234377250616700131"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7"><text:soft-page-break/></text:p>
      <text:list xml:id="list50705182247322" text:continue-numbering="true" text:style-name="WWNum1">
        <text:list-item>
          <text:p text:style-name="P18"/>
        </text:list-item>
        <text:list-item>
          <text:p text:style-name="P18"/>
        </text:list-item>
      </text:list>
      <text:p text:style-name="P7"/>
      <text:p text:style-name="P7"/>
      <text:p text:style-name="P7"/>
      <text:p text:style-name="P7"/>
      <text:list xml:id="list50705131894813"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402" meta:character-count="2427" meta:non-whitespace-character-count="2084"/>
    <meta:generator>LibreOfficeDev/5.1.0.3$Linux_X86_64 LibreOffice_project/</meta:generator>
  </office:meta>
</office:document-meta>
</file>